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21pt" style:font-size-complex="21pt"/>
    </style:style>
    <style:style style:name="P2" style:family="paragraph" style:parent-style-name="Standard">
      <style:text-properties fo:font-size="21pt" officeooo:rsid="001f4b79" officeooo:paragraph-rsid="001f4b79" style:font-size-asian="21pt" style:font-size-complex="21pt"/>
    </style:style>
    <style:style style:name="P3" style:family="paragraph" style:parent-style-name="Standard">
      <style:text-properties fo:font-size="21pt" officeooo:rsid="001f4f23" officeooo:paragraph-rsid="001f4f23" style:font-size-asian="21pt" style:font-size-complex="21pt"/>
    </style:style>
    <style:style style:name="P4" style:family="paragraph" style:parent-style-name="Standard">
      <style:text-properties fo:font-size="21pt" officeooo:rsid="002021a6" officeooo:paragraph-rsid="002021a6" style:font-size-asian="21pt" style:font-size-complex="21pt"/>
    </style:style>
    <style:style style:name="T1" style:family="text">
      <style:text-properties officeooo:rsid="001dd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# A simple R program</text:p>
      <text:p text:style-name="P1"># to illustrate Numeric data type</text:p>
      <text:p text:style-name="P1"/>
      <text:p text:style-name="P1"># Assign an integer value to y</text:p>
      <text:p text:style-name="P1">y = 5</text:p>
      <text:p text:style-name="P1"/>
      <text:p text:style-name="P1"># print the class name of variable</text:p>
      <text:p text:style-name="P1">print(class(y))</text:p>
      <text:p text:style-name="P1"/>
      <text:p text:style-name="P1"># print the type of variable</text:p>
      <text:p text:style-name="P1">print(typeof(y))</text:p>
      <text:p text:style-name="P1"/>
      <text:p text:style-name="P1"/>
      <text:p text:style-name="P2">2.</text:p>
      <text:p text:style-name="P2"># A simple R program</text:p>
      <text:p text:style-name="P2"># to illustrate Numeric data type</text:p>
      <text:p text:style-name="P2"/>
      <text:p text:style-name="P2"># Assign a integer value to y</text:p>
      <text:p text:style-name="P2">y = 5</text:p>
      <text:p text:style-name="P2"/>
      <text:p text:style-name="P2"># is y an integer?</text:p>
      <text:p text:style-name="P2">print(is.integer(y))</text:p>
      <text:p text:style-name="P2"/>
      <text:p text:style-name="P2">3.</text:p>
      <text:p text:style-name="P2"># A simple R program</text:p>
      <text:p text:style-name="P2"># to illustrate integer data type</text:p>
      <text:p text:style-name="P2"/>
      <text:p text:style-name="P2"># Create an integer value</text:p>
      <text:p text:style-name="P2">x = as.integer(5)</text:p>
      <text:p text:style-name="P2"/>
      <text:p text:style-name="P2"><text:soft-page-break/># print the class name of x</text:p>
      <text:p text:style-name="P2">print(class(x))</text:p>
      <text:p text:style-name="P2"/>
      <text:p text:style-name="P2"># print the type of x</text:p>
      <text:p text:style-name="P2">print(typeof(x))</text:p>
      <text:p text:style-name="P2"/>
      <text:p text:style-name="P2"># Declare an integer by appending an L suffix.</text:p>
      <text:p text:style-name="P2">y = 5L</text:p>
      <text:p text:style-name="P2"/>
      <text:p text:style-name="P2"># print the class name of y</text:p>
      <text:p text:style-name="P2">print(class(y))</text:p>
      <text:p text:style-name="P2"/>
      <text:p text:style-name="P2"># print the type of y</text:p>
      <text:p text:style-name="P2">print(typeof(y))</text:p>
      <text:p text:style-name="P2"/>
      <text:p text:style-name="P2">4.</text:p>
      <text:p text:style-name="P2"># A simple R program</text:p>
      <text:p text:style-name="P2"># to illustrate logical data type</text:p>
      <text:p text:style-name="P2"/>
      <text:p text:style-name="P2"># Sample values</text:p>
      <text:p text:style-name="P2">x = 4</text:p>
      <text:p text:style-name="P2">y = 3</text:p>
      <text:p text:style-name="P2"/>
      <text:p text:style-name="P2"># Comparing two values</text:p>
      <text:p text:style-name="P2">z = x &gt; y</text:p>
      <text:p text:style-name="P2"/>
      <text:p text:style-name="P2"># print the logical value</text:p>
      <text:p text:style-name="P2">print(z)</text:p>
      <text:p text:style-name="P2"/>
      <text:p text:style-name="P2"># print the class name of z</text:p>
      <text:p text:style-name="P2"><text:soft-page-break/>print(class(z))</text:p>
      <text:p text:style-name="P2"/>
      <text:p text:style-name="P2"># print the type of z</text:p>
      <text:p text:style-name="P2">print(typeof(z))</text:p>
      <text:p text:style-name="P2"/>
      <text:p text:style-name="P2">5.</text:p>
      <text:p text:style-name="P2"># A simple R program</text:p>
      <text:p text:style-name="P2"># to illustrate complex data type</text:p>
      <text:p text:style-name="P2"/>
      <text:p text:style-name="P2"># Assign a complex value to x</text:p>
      <text:p text:style-name="P2">x = 4 + 3i</text:p>
      <text:p text:style-name="P2"/>
      <text:p text:style-name="P2"># print the class name of x</text:p>
      <text:p text:style-name="P2">print(class(x))</text:p>
      <text:p text:style-name="P2"/>
      <text:p text:style-name="P2"># print the type of x</text:p>
      <text:p text:style-name="P2">print(typeof(x))</text:p>
      <text:p text:style-name="P2"/>
      <text:p text:style-name="P2">6.</text:p>
      <text:p text:style-name="P2"/>
      <text:p text:style-name="P2"># A simple R program</text:p>
      <text:p text:style-name="P2"># to illustrate character data type</text:p>
      <text:p text:style-name="P2"/>
      <text:p text:style-name="P2"># Assign a character value to char</text:p>
      <text:p text:style-name="P2">char = "Knowledge is Power"</text:p>
      <text:p text:style-name="P2"/>
      <text:p text:style-name="P2"># print the class name of char</text:p>
      <text:p text:style-name="P2">print(class(char))</text:p>
      <text:p text:style-name="P2"/>
      <text:p text:style-name="P2"># print the type of char</text:p>
      <text:p text:style-name="P2"><text:soft-page-break/>print(typeof(char))</text:p>
      <text:p text:style-name="P2"/>
      <text:p text:style-name="P2">7.</text:p>
      <text:p text:style-name="P2"/>
      <text:p text:style-name="P2"># A simple R program</text:p>
      <text:p text:style-name="P2"># to find data type of an object</text:p>
      <text:p text:style-name="P2"/>
      <text:p text:style-name="P2"># Logical</text:p>
      <text:p text:style-name="P2">print(class(TRUE))</text:p>
      <text:p text:style-name="P2"/>
      <text:p text:style-name="P2"># Integer</text:p>
      <text:p text:style-name="P2">print(class(3L))</text:p>
      <text:p text:style-name="P2"/>
      <text:p text:style-name="P2"># Numeric</text:p>
      <text:p text:style-name="P2">print(class(10.5))</text:p>
      <text:p text:style-name="P2"/>
      <text:p text:style-name="P2"># Complex</text:p>
      <text:p text:style-name="P2">print(class(1+2i))</text:p>
      <text:p text:style-name="P2"/>
      <text:p text:style-name="P2"># Character</text:p>
      <text:p text:style-name="P2">print(class("12-04-2020"))</text:p>
      <text:p text:style-name="P2"/>
      <text:p text:style-name="P3">8.</text:p>
      <text:p text:style-name="P3"># A simple R program</text:p>
      <text:p text:style-name="P3"># Verify if an object is of a certain datatype</text:p>
      <text:p text:style-name="P3"/>
      <text:p text:style-name="P3"># Logical</text:p>
      <text:p text:style-name="P3">print(is.logical(TRUE))</text:p>
      <text:p text:style-name="P3"/>
      <text:p text:style-name="P3"># Integer</text:p>
      <text:p text:style-name="P3"><text:soft-page-break/>print(is.integer(3L))</text:p>
      <text:p text:style-name="P3"/>
      <text:p text:style-name="P3"># Numeric</text:p>
      <text:p text:style-name="P3">print(is.numeric(10.5))</text:p>
      <text:p text:style-name="P3"/>
      <text:p text:style-name="P3"># Complex</text:p>
      <text:p text:style-name="P3">print(is.complex(1+2i))</text:p>
      <text:p text:style-name="P3"/>
      <text:p text:style-name="P3"># Character</text:p>
      <text:p text:style-name="P3">print(is.character("12-04-2020"))</text:p>
      <text:p text:style-name="P3"/>
      <text:p text:style-name="P3">print(is.integer("a"))</text:p>
      <text:p text:style-name="P3"/>
      <text:p text:style-name="P3">print(is.numeric(2+3i))</text:p>
      <text:p text:style-name="P3"/>
      <text:p text:style-name="P4">9.</text:p>
      <text:p text:style-name="P4"># A simple R program</text:p>
      <text:p text:style-name="P4"># convert data type of an object to another</text:p>
      <text:p text:style-name="P4"/>
      <text:p text:style-name="P4"># Logical</text:p>
      <text:p text:style-name="P4">print(as.numeric(TRUE))</text:p>
      <text:p text:style-name="P4"/>
      <text:p text:style-name="P4"># Integer</text:p>
      <text:p text:style-name="P4">print(as.complex(3L))</text:p>
      <text:p text:style-name="P4"/>
      <text:p text:style-name="P4"># Numeric</text:p>
      <text:p text:style-name="P4">print(as.logical(10.5))</text:p>
      <text:p text:style-name="P4"/>
      <text:p text:style-name="P4"># Complex</text:p>
      <text:p text:style-name="P4">print(as.character(1+2i))</text:p>
      <text:p text:style-name="P4"><text:soft-page-break/></text:p>
      <text:p text:style-name="P4"># Can't possible</text:p>
      <text:p text:style-name="P4">print(as.numeric("12-04-2020")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08:01:05.125000000</meta:creation-date>
    <dc:date>2025-01-13T08:05:52.346000000</dc:date>
    <meta:editing-duration>PT4M46S</meta:editing-duration>
    <meta:editing-cycles>4</meta:editing-cycles>
    <meta:generator>LibreOffice/24.8.3.2$Windows_X86_64 LibreOffice_project/48a6bac9e7e268aeb4c3483fcf825c94556d9f92</meta:generator>
    <meta:document-statistic meta:table-count="0" meta:image-count="0" meta:object-count="0" meta:page-count="6" meta:paragraph-count="103" meta:word-count="349" meta:character-count="1943" meta:non-whitespace-character-count="1697"/>
  </office:meta>
</office:document-meta>
</file>